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MAND (12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MMAND (12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is readers are to do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they are to do it (12:3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1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MMAND (12:1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LLECTION (12:9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OLLECTION (12:9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formation (12:9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 (12: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1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COMMAND (12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COLLECTION (12:9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ONCLUSION (12:13-1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NCLUSION (12:13-14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What his readers are to do (12: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Why his readers are to do it (12: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12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COMMAND (12:1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COLLECTION (12:9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NCLUSION (12:13-14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2 </dc:title>
    <meta:initial-creator>David STRICKLAND</meta:initial-creator>
    <dc:creator>David STRICKLAND</dc:creator>
    <meta:creation-date>2020-02-22T17:30:41Z</meta:creation-date>
    <dc:date>2020-02-22T17:30:42Z</dc:date>
    <meta:template xlink:href="BibleStudy" xlink:type="simple"/>
    <meta:editing-cycles>1</meta:editing-cycles>
    <meta:editing-duration>PT0S</meta:editing-duration>
    <meta:document-statistic meta:paragraph-count="22" meta:word-count="121"/>
  </office:meta>
</office:document-meta>
</file>